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62379152" calcext:value-type="float">
            <text:p>-0.0062379152</text:p>
          </table:table-cell>
          <table:table-cell office:value-type="float" office:value="-0.0588599596" calcext:value-type="float">
            <text:p>-0.0588599596</text:p>
          </table:table-cell>
          <table:table-cell office:value-type="float" office:value="-0.0691951601" calcext:value-type="float">
            <text:p>-0.0691951601</text:p>
          </table:table-cell>
          <table:table-cell office:value-type="float" office:value="-0.0624622723" calcext:value-type="float">
            <text:p>-0.0624622723</text:p>
          </table:table-cell>
          <table:table-cell/>
          <table:table-cell table:formula="of:=MIN([.A1:.E1])" office:value-type="float" office:value="-0.0691951601" calcext:value-type="float">
            <text:p>-0.0691951601</text:p>
          </table:table-cell>
          <table:table-cell table:formula="of:=MATCH([.F1];[.A1:.E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45853219231138" calcext:value-type="float">
            <text:p>4.5853219231138E-05</text:p>
          </table:table-cell>
          <table:table-cell office:value-type="float" office:value="0.0815111472" calcext:value-type="float">
            <text:p>0.0815111472</text:p>
          </table:table-cell>
          <table:table-cell office:value-type="float" office:value="0.0720331736" calcext:value-type="float">
            <text:p>0.0720331736</text:p>
          </table:table-cell>
          <table:table-cell office:value-type="float" office:value="0.0820395932" calcext:value-type="float">
            <text:p>0.0820395932</text:p>
          </table:table-cell>
          <table:table-cell/>
          <table:table-cell table:formula="of:=MIN([.A2:.E2])" office:value-type="float" office:value="0.000045853219231138" calcext:value-type="float">
            <text:p>4.5853219231138E-05</text:p>
          </table:table-cell>
          <table:table-cell table:formula="of:=MATCH([.F2];[.A2:.E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10098945947205" calcext:value-type="float">
            <text:p>4.10098945947205E-05</text:p>
          </table:table-cell>
          <table:table-cell office:value-type="float" office:value="0.0739197736" calcext:value-type="float">
            <text:p>0.0739197736</text:p>
          </table:table-cell>
          <table:table-cell office:value-type="float" office:value="0.0722559341" calcext:value-type="float">
            <text:p>0.0722559341</text:p>
          </table:table-cell>
          <table:table-cell office:value-type="float" office:value="0.0810846428" calcext:value-type="float">
            <text:p>0.0810846428</text:p>
          </table:table-cell>
          <table:table-cell/>
          <table:table-cell table:formula="of:=MIN([.A3:.E3])" office:value-type="float" office:value="0.0000410098945947205" calcext:value-type="float">
            <text:p>4.10098945947205E-05</text:p>
          </table:table-cell>
          <table:table-cell table:formula="of:=MATCH([.F3];[.A3:.E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834" calcext:value-type="float">
            <text:p>0.00002834</text:p>
          </table:table-cell>
          <table:table-cell office:value-type="float" office:value="0.0813861791" calcext:value-type="float">
            <text:p>0.0813861791</text:p>
          </table:table-cell>
          <table:table-cell office:value-type="float" office:value="0.075884646" calcext:value-type="float">
            <text:p>0.075884646</text:p>
          </table:table-cell>
          <table:table-cell office:value-type="float" office:value="0.0747516385" calcext:value-type="float">
            <text:p>0.0747516385</text:p>
          </table:table-cell>
          <table:table-cell/>
          <table:table-cell table:formula="of:=MIN([.A4:.E4])" office:value-type="float" office:value="0.00002834" calcext:value-type="float">
            <text:p>0.00002834</text:p>
          </table:table-cell>
          <table:table-cell table:formula="of:=MATCH([.F4];[.A4:.E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42709289" calcext:value-type="float">
            <text:p>0.1142709289</text:p>
          </table:table-cell>
          <table:table-cell office:value-type="float" office:value="0.291937756" calcext:value-type="float">
            <text:p>0.291937756</text:p>
          </table:table-cell>
          <table:table-cell office:value-type="float" office:value="0.2872050787" calcext:value-type="float">
            <text:p>0.2872050787</text:p>
          </table:table-cell>
          <table:table-cell office:value-type="float" office:value="0.3087260343" calcext:value-type="float">
            <text:p>0.3087260343</text:p>
          </table:table-cell>
          <table:table-cell/>
          <table:table-cell table:formula="of:=MIN([.A5:.E5])" office:value-type="float" office:value="0.1142709289" calcext:value-type="float">
            <text:p>0.1142709289</text:p>
          </table:table-cell>
          <table:table-cell table:formula="of:=MATCH([.F5];[.A5:.E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544683415" calcext:value-type="float">
            <text:p>-0.4544683415</text:p>
          </table:table-cell>
          <table:table-cell office:value-type="float" office:value="-0.4760522853" calcext:value-type="float">
            <text:p>-0.4760522853</text:p>
          </table:table-cell>
          <table:table-cell office:value-type="float" office:value="-0.4985220902" calcext:value-type="float">
            <text:p>-0.4985220902</text:p>
          </table:table-cell>
          <table:table-cell office:value-type="float" office:value="-0.4664025842" calcext:value-type="float">
            <text:p>-0.4664025842</text:p>
          </table:table-cell>
          <table:table-cell/>
          <table:table-cell table:formula="of:=MIN([.A6:.E6])" office:value-type="float" office:value="-0.4985220902" calcext:value-type="float">
            <text:p>-0.4985220902</text:p>
          </table:table-cell>
          <table:table-cell table:formula="of:=MATCH([.F6];[.A6:.E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4540245152" calcext:value-type="float">
            <text:p>-0.4540245152</text:p>
          </table:table-cell>
          <table:table-cell office:value-type="float" office:value="-0.4631990046" calcext:value-type="float">
            <text:p>-0.4631990046</text:p>
          </table:table-cell>
          <table:table-cell office:value-type="float" office:value="-0.4999219006" calcext:value-type="float">
            <text:p>-0.4999219006</text:p>
          </table:table-cell>
          <table:table-cell office:value-type="float" office:value="-0.4698964291" calcext:value-type="float">
            <text:p>-0.4698964291</text:p>
          </table:table-cell>
          <table:table-cell/>
          <table:table-cell table:formula="of:=MIN([.A7:.E7])" office:value-type="float" office:value="-0.4999219006" calcext:value-type="float">
            <text:p>-0.4999219006</text:p>
          </table:table-cell>
          <table:table-cell table:formula="of:=MATCH([.F7];[.A7:.E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47235097" calcext:value-type="float">
            <text:p>0.1247235097</text:p>
          </table:table-cell>
          <table:table-cell office:value-type="float" office:value="0.2994510437" calcext:value-type="float">
            <text:p>0.2994510437</text:p>
          </table:table-cell>
          <table:table-cell office:value-type="float" office:value="0.2898637799" calcext:value-type="float">
            <text:p>0.2898637799</text:p>
          </table:table-cell>
          <table:table-cell office:value-type="float" office:value="0.2991391567" calcext:value-type="float">
            <text:p>0.2991391567</text:p>
          </table:table-cell>
          <table:table-cell/>
          <table:table-cell table:formula="of:=MIN([.A8:.E8])" office:value-type="float" office:value="0.1247235097" calcext:value-type="float">
            <text:p>0.1247235097</text:p>
          </table:table-cell>
          <table:table-cell table:formula="of:=MATCH([.F8];[.A8:.E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28198406011978" calcext:value-type="float">
            <text:p>1.28198406011978E-09</text:p>
          </table:table-cell>
          <table:table-cell office:value-type="float" office:value="0.0003181028" calcext:value-type="float">
            <text:p>0.0003181028</text:p>
          </table:table-cell>
          <table:table-cell office:value-type="float" office:value="0.0099869091" calcext:value-type="float">
            <text:p>0.0099869091</text:p>
          </table:table-cell>
          <table:table-cell office:value-type="float" office:value="0.0000194630867264563" calcext:value-type="float">
            <text:p>1.94630867264563E-05</text:p>
          </table:table-cell>
          <table:table-cell/>
          <table:table-cell table:formula="of:=MIN([.A9:.E9])" office:value-type="float" office:value="0.00000000128198406011978" calcext:value-type="float">
            <text:p>1.28198406011978E-09</text:p>
          </table:table-cell>
          <table:table-cell table:formula="of:=MATCH([.F9];[.A9:.E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80868381985" calcext:value-type="float">
            <text:p>5.89080868381985E-07</text:p>
          </table:table-cell>
          <table:table-cell office:value-type="float" office:value="0.0001435145" calcext:value-type="float">
            <text:p>0.0001435145</text:p>
          </table:table-cell>
          <table:table-cell office:value-type="float" office:value="0.000017148115801123" calcext:value-type="float">
            <text:p>1.7148115801123E-05</text:p>
          </table:table-cell>
          <table:table-cell office:value-type="float" office:value="0.0001407775" calcext:value-type="float">
            <text:p>0.0001407775</text:p>
          </table:table-cell>
          <table:table-cell/>
          <table:table-cell table:formula="of:=MIN([.A10:.E10])" office:value-type="float" office:value="0.000000589080868381985" calcext:value-type="float">
            <text:p>5.89080868381985E-07</text:p>
          </table:table-cell>
          <table:table-cell table:formula="of:=MATCH([.F10];[.A10:.E1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63953415361" calcext:value-type="float">
            <text:p>5.89063953415361E-07</text:p>
          </table:table-cell>
          <table:table-cell office:value-type="float" office:value="0.0001774753" calcext:value-type="float">
            <text:p>0.0001774753</text:p>
          </table:table-cell>
          <table:table-cell office:value-type="float" office:value="0.0000206695124514181" calcext:value-type="float">
            <text:p>2.06695124514181E-05</text:p>
          </table:table-cell>
          <table:table-cell office:value-type="float" office:value="0.000074302" calcext:value-type="float">
            <text:p>0.000074302</text:p>
          </table:table-cell>
          <table:table-cell/>
          <table:table-cell table:formula="of:=MIN([.A11:.E11])" office:value-type="float" office:value="0.000000589063953415361" calcext:value-type="float">
            <text:p>5.89063953415361E-07</text:p>
          </table:table-cell>
          <table:table-cell table:formula="of:=MATCH([.F11];[.A11:.E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269686" calcext:value-type="float">
            <text:p>-0.0002269686</text:p>
          </table:table-cell>
          <table:table-cell office:value-type="float" office:value="-0.0068543467" calcext:value-type="float">
            <text:p>-0.0068543467</text:p>
          </table:table-cell>
          <table:table-cell office:value-type="float" office:value="-0.0081628944" calcext:value-type="float">
            <text:p>-0.0081628944</text:p>
          </table:table-cell>
          <table:table-cell office:value-type="float" office:value="-0.0069144424" calcext:value-type="float">
            <text:p>-0.0069144424</text:p>
          </table:table-cell>
          <table:table-cell/>
          <table:table-cell table:formula="of:=MIN([.A12:.E12])" office:value-type="float" office:value="-0.0081628944" calcext:value-type="float">
            <text:p>-0.0081628944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1513091" calcext:value-type="float">
            <text:p>-0.0001513091</text:p>
          </table:table-cell>
          <table:table-cell office:value-type="float" office:value="-0.0050517884" calcext:value-type="float">
            <text:p>-0.0050517884</text:p>
          </table:table-cell>
          <table:table-cell office:value-type="float" office:value="-0.0103160051" calcext:value-type="float">
            <text:p>-0.0103160051</text:p>
          </table:table-cell>
          <table:table-cell office:value-type="float" office:value="-0.0060806619" calcext:value-type="float">
            <text:p>-0.0060806619</text:p>
          </table:table-cell>
          <table:table-cell/>
          <table:table-cell table:formula="of:=MIN([.A13:.E13])" office:value-type="float" office:value="-0.0103160051" calcext:value-type="float">
            <text:p>-0.0103160051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38673004" calcext:value-type="float">
            <text:p>-0.0638673004</text:p>
          </table:table-cell>
          <table:table-cell office:value-type="float" office:value="-0.0701590433" calcext:value-type="float">
            <text:p>-0.0701590433</text:p>
          </table:table-cell>
          <table:table-cell office:value-type="float" office:value="-0.0754513653" calcext:value-type="float">
            <text:p>-0.0754513653</text:p>
          </table:table-cell>
          <table:table-cell office:value-type="float" office:value="-0.0701584177" calcext:value-type="float">
            <text:p>-0.0701584177</text:p>
          </table:table-cell>
          <table:table-cell/>
          <table:table-cell table:formula="of:=MIN([.A14:.E14])" office:value-type="float" office:value="-0.0754513653" calcext:value-type="float">
            <text:p>-0.0754513653</text:p>
          </table:table-cell>
          <table:table-cell table:formula="of:=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499302272645" calcext:value-type="float">
            <text:p>-7.56499302272645E-05</text:p>
          </table:table-cell>
          <table:table-cell office:value-type="float" office:value="-0.0025245128" calcext:value-type="float">
            <text:p>-0.0025245128</text:p>
          </table:table-cell>
          <table:table-cell office:value-type="float" office:value="-0.0095723734" calcext:value-type="float">
            <text:p>-0.0095723734</text:p>
          </table:table-cell>
          <table:table-cell office:value-type="float" office:value="-0.0040202293" calcext:value-type="float">
            <text:p>-0.0040202293</text:p>
          </table:table-cell>
          <table:table-cell/>
          <table:table-cell table:formula="of:=MIN([.A15:.E15])" office:value-type="float" office:value="-0.0095723734" calcext:value-type="float">
            <text:p>-0.0095723734</text:p>
          </table:table-cell>
          <table:table-cell table:formula="of:=MATCH([.F15];[.A15:.E1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.66561960112909E-016" calcext:value-type="float">
            <text:p>8.66561960112909E-16</text:p>
          </table:table-cell>
          <table:table-cell office:value-type="float" office:value="0.000000000000115" calcext:value-type="float">
            <text:p>1.15E-13</text:p>
          </table:table-cell>
          <table:table-cell office:value-type="float" office:value="0.0000000000000518" calcext:value-type="float">
            <text:p>5.18E-14</text:p>
          </table:table-cell>
          <table:table-cell office:value-type="float" office:value="0.00000000000022" calcext:value-type="float">
            <text:p>2.2E-13</text:p>
          </table:table-cell>
          <table:table-cell/>
          <table:table-cell table:formula="of:=MIN([.A16:.E16])" office:value-type="float" office:value="8.66561960112909E-016" calcext:value-type="float">
            <text:p>8.66561960112909E-16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0000000996" calcext:value-type="float">
            <text:p>0.00000001</text:p>
          </table:table-cell>
          <table:table-cell office:value-type="float" office:value="0.00000000616" calcext:value-type="float">
            <text:p>6.16E-09</text:p>
          </table:table-cell>
          <table:table-cell office:value-type="float" office:value="0.00000000902" calcext:value-type="float">
            <text:p>0.000000009</text:p>
          </table:table-cell>
          <table:table-cell/>
          <table:table-cell table:formula="of:=MIN([.A17:.E17])" office:value-type="float" office:value="0.00000000616" calcext:value-type="float">
            <text:p>6.16E-09</text:p>
          </table:table-cell>
          <table:table-cell table:formula="of:=MATCH([.F17];[.A17:.E1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20790192" calcext:value-type="float">
            <text:p>-0.1220790192</text:p>
          </table:table-cell>
          <table:table-cell office:value-type="float" office:value="-0.2155424939" calcext:value-type="float">
            <text:p>-0.2155424939</text:p>
          </table:table-cell>
          <table:table-cell office:value-type="float" office:value="-0.2247423616" calcext:value-type="float">
            <text:p>-0.2247423616</text:p>
          </table:table-cell>
          <table:table-cell office:value-type="float" office:value="-0.2204970073" calcext:value-type="float">
            <text:p>-0.2204970073</text:p>
          </table:table-cell>
          <table:table-cell/>
          <table:table-cell table:formula="of:=MIN([.A18:.E18])" office:value-type="float" office:value="-0.2247423616" calcext:value-type="float">
            <text:p>-0.2247423616</text:p>
          </table:table-cell>
          <table:table-cell table:formula="of:=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982651884429433" calcext:value-type="float">
            <text:p>9.82651884429433E-08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000833" calcext:value-type="float">
            <text:p>0.000000833</text:p>
          </table:table-cell>
          <table:table-cell office:value-type="float" office:value="0.000000915" calcext:value-type="float">
            <text:p>0.000000915</text:p>
          </table:table-cell>
          <table:table-cell/>
          <table:table-cell table:formula="of:=MIN([.A19:.E19])" office:value-type="float" office:value="0.0000000982651884429433" calcext:value-type="float">
            <text:p>9.82651884429433E-08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2229718" calcext:value-type="float">
            <text:p>0.001222971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12" calcext:value-type="float">
            <text:p>0.00112</text:p>
          </table:table-cell>
          <table:table-cell/>
          <table:table-cell table:formula="of:=MIN([.A20:.E20])" office:value-type="float" office:value="0.00112" calcext:value-type="float">
            <text:p>0.00112</text:p>
          </table:table-cell>
          <table:table-cell table:formula="of:=MATCH([.F20];[.A20:.E2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698049456" calcext:value-type="float">
            <text:p>0.0698049456</text:p>
          </table:table-cell>
          <table:table-cell office:value-type="float" office:value="0.2164278523" calcext:value-type="float">
            <text:p>0.2164278523</text:p>
          </table:table-cell>
          <table:table-cell office:value-type="float" office:value="0.2079595684" calcext:value-type="float">
            <text:p>0.2079595684</text:p>
          </table:table-cell>
          <table:table-cell office:value-type="float" office:value="0.211675406" calcext:value-type="float">
            <text:p>0.211675406</text:p>
          </table:table-cell>
          <table:table-cell/>
          <table:table-cell table:formula="of:=MIN([.A21:.E21])" office:value-type="float" office:value="0.0698049456" calcext:value-type="float">
            <text:p>0.0698049456</text:p>
          </table:table-cell>
          <table:table-cell table:formula="of:=MATCH([.F21];[.A21:.E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3783091" calcext:value-type="float">
            <text:p>0.0063783091</text:p>
          </table:table-cell>
          <table:table-cell office:value-type="float" office:value="0.0099728511" calcext:value-type="float">
            <text:p>0.0099728511</text:p>
          </table:table-cell>
          <table:table-cell office:value-type="float" office:value="0.0063058876" calcext:value-type="float">
            <text:p>0.0063058876</text:p>
          </table:table-cell>
          <table:table-cell/>
          <table:table-cell table:formula="of:=MIN([.A22:.E22])" office:value-type="float" office:value="0.000102067" calcext:value-type="float">
            <text:p>0.000102067</text:p>
          </table:table-cell>
          <table:table-cell table:formula="of:=MATCH([.F22];[.A22:.E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1490011" calcext:value-type="float">
            <text:p>0.0061490011</text:p>
          </table:table-cell>
          <table:table-cell office:value-type="float" office:value="0.0053189856" calcext:value-type="float">
            <text:p>0.0053189856</text:p>
          </table:table-cell>
          <table:table-cell office:value-type="float" office:value="0.0062607609" calcext:value-type="float">
            <text:p>0.0062607609</text:p>
          </table:table-cell>
          <table:table-cell/>
          <table:table-cell table:formula="of:=MIN([.A23:.E23])" office:value-type="float" office:value="0.000102067" calcext:value-type="float">
            <text:p>0.000102067</text:p>
          </table:table-cell>
          <table:table-cell table:formula="of:=MATCH([.F23];[.A23:.E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89851328" calcext:value-type="float">
            <text:p>0.0089851328</text:p>
          </table:table-cell>
          <table:table-cell office:value-type="float" office:value="0.0039497973" calcext:value-type="float">
            <text:p>0.0039497973</text:p>
          </table:table-cell>
          <table:table-cell office:value-type="float" office:value="0.0055050962" calcext:value-type="float">
            <text:p>0.0055050962</text:p>
          </table:table-cell>
          <table:table-cell/>
          <table:table-cell table:formula="of:=MIN([.A24:.E24])" office:value-type="float" office:value="0.000102067" calcext:value-type="float">
            <text:p>0.000102067</text:p>
          </table:table-cell>
          <table:table-cell table:formula="of:=MATCH([.F24];[.A24:.E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749496" calcext:value-type="float">
            <text:p>2.5072557749496E-06</text:p>
          </table:table-cell>
          <table:table-cell table:number-columns-repeated="2" office:value-type="float" office:value="0.0010446431" calcext:value-type="float">
            <text:p>0.0010446431</text:p>
          </table:table-cell>
          <table:table-cell office:value-type="float" office:value="0.0008436991" calcext:value-type="float">
            <text:p>0.0008436991</text:p>
          </table:table-cell>
          <table:table-cell/>
          <table:table-cell table:formula="of:=MIN([.A25:.E25])" office:value-type="float" office:value="0.0000025072557749496" calcext:value-type="float">
            <text:p>2.5072557749496E-06</text:p>
          </table:table-cell>
          <table:table-cell table:formula="of:=MATCH([.F25];[.A25:.E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9411171" calcext:value-type="float">
            <text:p>2.50725579411171E-06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158" calcext:value-type="float">
            <text:p>0.00158</text:p>
          </table:table-cell>
          <table:table-cell/>
          <table:table-cell table:formula="of:=MIN([.A26:.E26])" office:value-type="float" office:value="0.00000250725579411171" calcext:value-type="float">
            <text:p>2.50725579411171E-06</text:p>
          </table:table-cell>
          <table:table-cell table:formula="of:=MATCH([.F26];[.A26:.E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7818345" calcext:value-type="float">
            <text:p>-0.077818345</text:p>
          </table:table-cell>
          <table:table-cell office:value-type="float" office:value="-0.1653589585" calcext:value-type="float">
            <text:p>-0.1653589585</text:p>
          </table:table-cell>
          <table:table-cell office:value-type="float" office:value="-0.1871787745" calcext:value-type="float">
            <text:p>-0.1871787745</text:p>
          </table:table-cell>
          <table:table-cell office:value-type="float" office:value="-0.1419108315" calcext:value-type="float">
            <text:p>-0.1419108315</text:p>
          </table:table-cell>
          <table:table-cell/>
          <table:table-cell table:formula="of:=MIN([.A27:.E27])" office:value-type="float" office:value="-0.1871787745" calcext:value-type="float">
            <text:p>-0.1871787745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69" calcext:value-type="float">
            <text:p>0.0001020669</text:p>
          </table:table-cell>
          <table:table-cell office:value-type="float" office:value="0.0035455949" calcext:value-type="float">
            <text:p>0.0035455949</text:p>
          </table:table-cell>
          <table:table-cell office:value-type="float" office:value="0.0035040528" calcext:value-type="float">
            <text:p>0.0035040528</text:p>
          </table:table-cell>
          <table:table-cell office:value-type="float" office:value="0.0071122778" calcext:value-type="float">
            <text:p>0.0071122778</text:p>
          </table:table-cell>
          <table:table-cell/>
          <table:table-cell table:formula="of:=MIN([.A28:.E28])" office:value-type="float" office:value="0.0001020669" calcext:value-type="float">
            <text:p>0.0001020669</text:p>
          </table:table-cell>
          <table:table-cell table:formula="of:=MATCH([.F28];[.A28:.E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5" calcext:value-type="float">
            <text:p>0.0001020675</text:p>
          </table:table-cell>
          <table:table-cell office:value-type="float" office:value="0.0111304693" calcext:value-type="float">
            <text:p>0.0111304693</text:p>
          </table:table-cell>
          <table:table-cell office:value-type="float" office:value="0.0046021154" calcext:value-type="float">
            <text:p>0.0046021154</text:p>
          </table:table-cell>
          <table:table-cell office:value-type="float" office:value="0.0028595486" calcext:value-type="float">
            <text:p>0.0028595486</text:p>
          </table:table-cell>
          <table:table-cell/>
          <table:table-cell table:formula="of:=MIN([.A29:.E29])" office:value-type="float" office:value="0.0001020675" calcext:value-type="float">
            <text:p>0.0001020675</text:p>
          </table:table-cell>
          <table:table-cell table:formula="of:=MATCH([.F29];[.A29:.E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36527662" calcext:value-type="float">
            <text:p>0.1536527662</text:p>
          </table:table-cell>
          <table:table-cell office:value-type="float" office:value="0.4383423599" calcext:value-type="float">
            <text:p>0.4383423599</text:p>
          </table:table-cell>
          <table:table-cell office:value-type="float" office:value="0.2639408539" calcext:value-type="float">
            <text:p>0.2639408539</text:p>
          </table:table-cell>
          <table:table-cell office:value-type="float" office:value="0.2785842133" calcext:value-type="float">
            <text:p>0.2785842133</text:p>
          </table:table-cell>
          <table:table-cell/>
          <table:table-cell table:formula="of:=MIN([.A30:.E30])" office:value-type="float" office:value="0.1536527662" calcext:value-type="float">
            <text:p>0.1536527662</text:p>
          </table:table-cell>
          <table:table-cell table:formula="of:=MATCH([.F30];[.A30:.E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51083054" calcext:value-type="float">
            <text:p>-4.0951083054</text:p>
          </table:table-cell>
          <table:table-cell office:value-type="float" office:value="-24.2243422704" calcext:value-type="float">
            <text:p>-24.2243422704</text:p>
          </table:table-cell>
          <table:table-cell office:value-type="float" office:value="-27.9137418693" calcext:value-type="float">
            <text:p>-27.9137418693</text:p>
          </table:table-cell>
          <table:table-cell office:value-type="float" office:value="-27.8709729345" calcext:value-type="float">
            <text:p>-27.8709729345</text:p>
          </table:table-cell>
          <table:table-cell/>
          <table:table-cell table:formula="of:=MIN([.A31:.E31])" office:value-type="float" office:value="-27.9137418693" calcext:value-type="float">
            <text:p>-27.9137418693</text:p>
          </table:table-cell>
          <table:table-cell table:formula="of:=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609442759967929" calcext:value-type="float">
            <text:p>6.09442759967929E-05</text:p>
          </table:table-cell>
          <table:table-cell office:value-type="float" office:value="0.0005229114" calcext:value-type="float">
            <text:p>0.0005229114</text:p>
          </table:table-cell>
          <table:table-cell office:value-type="float" office:value="0.0006651464" calcext:value-type="float">
            <text:p>0.0006651464</text:p>
          </table:table-cell>
          <table:table-cell office:value-type="float" office:value="0.0026032596" calcext:value-type="float">
            <text:p>0.0026032596</text:p>
          </table:table-cell>
          <table:table-cell/>
          <table:table-cell table:formula="of:=MIN([.A32:.E32])" office:value-type="float" office:value="0.0000609442759967929" calcext:value-type="float">
            <text:p>6.09442759967929E-05</text:p>
          </table:table-cell>
          <table:table-cell table:formula="of:=MATCH([.F32];[.A32:.E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609442793242172" calcext:value-type="float">
            <text:p>6.09442793242172E-05</text:p>
          </table:table-cell>
          <table:table-cell office:value-type="float" office:value="0.0002787429" calcext:value-type="float">
            <text:p>0.0002787429</text:p>
          </table:table-cell>
          <table:table-cell office:value-type="float" office:value="0.0002239019" calcext:value-type="float">
            <text:p>0.0002239019</text:p>
          </table:table-cell>
          <table:table-cell office:value-type="float" office:value="0.0003349443" calcext:value-type="float">
            <text:p>0.0003349443</text:p>
          </table:table-cell>
          <table:table-cell/>
          <table:table-cell table:formula="of:=MIN([.A33:.E33])" office:value-type="float" office:value="0.0000609442793242172" calcext:value-type="float">
            <text:p>6.09442793242172E-05</text:p>
          </table:table-cell>
          <table:table-cell table:formula="of:=MATCH([.F33];[.A33:.E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41" calcext:value-type="float">
            <text:p>0.0001554741</text:p>
          </table:table-cell>
          <table:table-cell office:value-type="float" office:value="0.0009867044" calcext:value-type="float">
            <text:p>0.0009867044</text:p>
          </table:table-cell>
          <table:table-cell office:value-type="float" office:value="0.0008491603" calcext:value-type="float">
            <text:p>0.0008491603</text:p>
          </table:table-cell>
          <table:table-cell office:value-type="float" office:value="0.0020182751" calcext:value-type="float">
            <text:p>0.0020182751</text:p>
          </table:table-cell>
          <table:table-cell/>
          <table:table-cell table:formula="of:=MIN([.A34:.E34])" office:value-type="float" office:value="0.0001554741" calcext:value-type="float">
            <text:p>0.0001554741</text:p>
          </table:table-cell>
          <table:table-cell table:formula="of:=MATCH([.F34];[.A34:.E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07" calcext:value-type="float">
            <text:p>0.0001554707</text:p>
          </table:table-cell>
          <table:table-cell office:value-type="float" office:value="0.0027872551" calcext:value-type="float">
            <text:p>0.0027872551</text:p>
          </table:table-cell>
          <table:table-cell office:value-type="float" office:value="-0.0118426584" calcext:value-type="float">
            <text:p>-0.0118426584</text:p>
          </table:table-cell>
          <table:table-cell office:value-type="float" office:value="0.0022521513" calcext:value-type="float">
            <text:p>0.0022521513</text:p>
          </table:table-cell>
          <table:table-cell/>
          <table:table-cell table:formula="of:=MIN([.A35:.E35])" office:value-type="float" office:value="-0.0118426584" calcext:value-type="float">
            <text:p>-0.0118426584</text:p>
          </table:table-cell>
          <table:table-cell table:formula="of:=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76145946" calcext:value-type="float">
            <text:p>0.0576145946</text:p>
          </table:table-cell>
          <table:table-cell office:value-type="float" office:value="0.3105633504" calcext:value-type="float">
            <text:p>0.3105633504</text:p>
          </table:table-cell>
          <table:table-cell office:value-type="float" office:value="0.3075258328" calcext:value-type="float">
            <text:p>0.3075258328</text:p>
          </table:table-cell>
          <table:table-cell office:value-type="float" office:value="0.309137869" calcext:value-type="float">
            <text:p>0.309137869</text:p>
          </table:table-cell>
          <table:table-cell/>
          <table:table-cell table:formula="of:=MIN([.A36:.E36])" office:value-type="float" office:value="0.0576145946" calcext:value-type="float">
            <text:p>0.0576145946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188895" calcext:value-type="float">
            <text:p>-0.0002188895</text:p>
          </table:table-cell>
          <table:table-cell office:value-type="float" office:value="-0.0651909135" calcext:value-type="float">
            <text:p>-0.0651909135</text:p>
          </table:table-cell>
          <table:table-cell office:value-type="float" office:value="-0.0051566637" calcext:value-type="float">
            <text:p>-0.0051566637</text:p>
          </table:table-cell>
          <table:table-cell office:value-type="float" office:value="-0.0026216376" calcext:value-type="float">
            <text:p>-0.0026216376</text:p>
          </table:table-cell>
          <table:table-cell/>
          <table:table-cell table:formula="of:=MIN([.A37:.E37])" office:value-type="float" office:value="-0.0651909135" calcext:value-type="float">
            <text:p>-0.0651909135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0463839" calcext:value-type="float">
            <text:p>0.0010463839</text:p>
          </table:table-cell>
          <table:table-cell office:value-type="float" office:value="0.0051977535" calcext:value-type="float">
            <text:p>0.0051977535</text:p>
          </table:table-cell>
          <table:table-cell office:value-type="float" office:value="0.0040125892" calcext:value-type="float">
            <text:p>0.0040125892</text:p>
          </table:table-cell>
          <table:table-cell office:value-type="float" office:value="0.0036324643" calcext:value-type="float">
            <text:p>0.0036324643</text:p>
          </table:table-cell>
          <table:table-cell/>
          <table:table-cell table:formula="of:=MIN([.A38:.E38])" office:value-type="float" office:value="0.0010463839" calcext:value-type="float">
            <text:p>0.0010463839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6344305" calcext:value-type="float">
            <text:p>0.4876344305</text:p>
          </table:table-cell>
          <table:table-cell office:value-type="float" office:value="1.0654204434" calcext:value-type="float">
            <text:p>1.0654204434</text:p>
          </table:table-cell>
          <table:table-cell office:value-type="float" office:value="1.0587216225" calcext:value-type="float">
            <text:p>1.0587216225</text:p>
          </table:table-cell>
          <table:table-cell office:value-type="float" office:value="1.0738241118" calcext:value-type="float">
            <text:p>1.0738241118</text:p>
          </table:table-cell>
          <table:table-cell/>
          <table:table-cell table:formula="of:=MIN([.A39:.E39])" office:value-type="float" office:value="0.4876344305" calcext:value-type="float">
            <text:p>0.4876344305</text:p>
          </table:table-cell>
          <table:table-cell table:formula="of:=MATCH([.F39];[.A39:.E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547104" calcext:value-type="float">
            <text:p>0.000554710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33" calcext:value-type="float">
            <text:p>0.0033</text:p>
          </table:table-cell>
          <table:table-cell/>
          <table:table-cell table:formula="of:=MIN([.A40:.E40])" office:value-type="float" office:value="0.0005547104" calcext:value-type="float">
            <text:p>0.000554710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610469" calcext:value-type="float">
            <text:p>0.000561046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286" calcext:value-type="float">
            <text:p>0.00286</text:p>
          </table:table-cell>
          <table:table-cell/>
          <table:table-cell table:formula="of:=MIN([.A41:.E41])" office:value-type="float" office:value="0.0005610469" calcext:value-type="float">
            <text:p>0.0005610469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64193551" calcext:value-type="float">
            <text:p>-0.0164193551</text:p>
          </table:table-cell>
          <table:table-cell office:value-type="float" office:value="-0.0043697816" calcext:value-type="float">
            <text:p>-0.0043697816</text:p>
          </table:table-cell>
          <table:table-cell office:value-type="float" office:value="-0.0046617101" calcext:value-type="float">
            <text:p>-0.0046617101</text:p>
          </table:table-cell>
          <table:table-cell office:value-type="float" office:value="-0.0288088932" calcext:value-type="float">
            <text:p>-0.0288088932</text:p>
          </table:table-cell>
          <table:table-cell/>
          <table:table-cell table:formula="of:=MIN([.A42:.E42])" office:value-type="float" office:value="-0.0288088932" calcext:value-type="float">
            <text:p>-0.0288088932</text:p>
          </table:table-cell>
          <table:table-cell table:formula="of:=MATCH([.F42];[.A42:.E4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471817876354657" calcext:value-type="float">
            <text:p>4.71817876354657E-05</text:p>
          </table:table-cell>
          <table:table-cell office:value-type="float" office:value="0.000716001" calcext:value-type="float">
            <text:p>0.000716001</text:p>
          </table:table-cell>
          <table:table-cell office:value-type="float" office:value="0.000690088" calcext:value-type="float">
            <text:p>0.000690088</text:p>
          </table:table-cell>
          <table:table-cell office:value-type="float" office:value="0.0002550601" calcext:value-type="float">
            <text:p>0.0002550601</text:p>
          </table:table-cell>
          <table:table-cell/>
          <table:table-cell table:formula="of:=MIN([.A43:.E43])" office:value-type="float" office:value="0.0000471817876354657" calcext:value-type="float">
            <text:p>4.71817876354657E-05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2025675948814" calcext:value-type="float">
            <text:p>4.72025675948814E-05</text:p>
          </table:table-cell>
          <table:table-cell office:value-type="float" office:value="0.0006912823" calcext:value-type="float">
            <text:p>0.0006912823</text:p>
          </table:table-cell>
          <table:table-cell office:value-type="float" office:value="0.0006951256" calcext:value-type="float">
            <text:p>0.0006951256</text:p>
          </table:table-cell>
          <table:table-cell office:value-type="float" office:value="0.0002433866" calcext:value-type="float">
            <text:p>0.0002433866</text:p>
          </table:table-cell>
          <table:table-cell/>
          <table:table-cell table:formula="of:=MIN([.A44:.E44])" office:value-type="float" office:value="0.0000472025675948814" calcext:value-type="float">
            <text:p>4.72025675948814E-05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6019007" calcext:value-type="float">
            <text:p>0.1036019007</text:p>
          </table:table-cell>
          <table:table-cell office:value-type="float" office:value="0.2285573123" calcext:value-type="float">
            <text:p>0.2285573123</text:p>
          </table:table-cell>
          <table:table-cell office:value-type="float" office:value="0.2299197145" calcext:value-type="float">
            <text:p>0.2299197145</text:p>
          </table:table-cell>
          <table:table-cell office:value-type="float" office:value="0.2299448737" calcext:value-type="float">
            <text:p>0.2299448737</text:p>
          </table:table-cell>
          <table:table-cell/>
          <table:table-cell table:formula="of:=MIN([.A45:.E45])" office:value-type="float" office:value="0.1036019007" calcext:value-type="float">
            <text:p>0.1036019007</text:p>
          </table:table-cell>
          <table:table-cell table:formula="of:=MATCH([.F45];[.A45:.E45];0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0.23" calcext:value-type="float">
            <text:p>-0.23</text:p>
          </table:table-cell>
          <table:table-cell/>
          <table:table-cell table:formula="of:=MIN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0648694" calcext:value-type="float">
            <text:p>0.1730648694</text:p>
          </table:table-cell>
          <table:table-cell office:value-type="float" office:value="0.3740734543" calcext:value-type="float">
            <text:p>0.3740734543</text:p>
          </table:table-cell>
          <table:table-cell office:value-type="float" office:value="0.3712597781" calcext:value-type="float">
            <text:p>0.3712597781</text:p>
          </table:table-cell>
          <table:table-cell office:value-type="float" office:value="0.3741540076" calcext:value-type="float">
            <text:p>0.3741540076</text:p>
          </table:table-cell>
          <table:table-cell/>
          <table:table-cell table:formula="of:=MIN([.A47:.E47])" office:value-type="float" office:value="0.1730648694" calcext:value-type="float">
            <text:p>0.1730648694</text:p>
          </table:table-cell>
          <table:table-cell table:formula="of:=MATCH([.F47];[.A47:.E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9258987" calcext:value-type="float">
            <text:p>0.104925898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76973361" calcext:value-type="float">
            <text:p>0.4376973361</text:p>
          </table:table-cell>
          <table:table-cell office:value-type="float" office:value="0.4329764594" calcext:value-type="float">
            <text:p>0.4329764594</text:p>
          </table:table-cell>
          <table:table-cell/>
          <table:table-cell table:formula="of:=MIN([.A48:.E48])" office:value-type="float" office:value="0.1049258987" calcext:value-type="float">
            <text:p>0.1049258987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3380596" calcext:value-type="float">
            <text:p>0.5273380596</text:p>
          </table:table-cell>
          <table:table-cell office:value-type="float" office:value="1.0649055388" calcext:value-type="float">
            <text:p>1.0649055388</text:p>
          </table:table-cell>
          <table:table-cell office:value-type="float" office:value="1.0653572387" calcext:value-type="float">
            <text:p>1.0653572387</text:p>
          </table:table-cell>
          <table:table-cell office:value-type="float" office:value="0.9773230928" calcext:value-type="float">
            <text:p>0.9773230928</text:p>
          </table:table-cell>
          <table:table-cell/>
          <table:table-cell table:formula="of:=MIN([.A49:.E49])" office:value-type="float" office:value="0.5273380596" calcext:value-type="float">
            <text:p>0.5273380596</text:p>
          </table:table-cell>
          <table:table-cell table:formula="of:=MATCH([.F49];[.A49:.E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9646025" calcext:value-type="float">
            <text:p>0.1039646025</text:p>
          </table:table-cell>
          <table:table-cell office:value-type="float" office:value="0.2299850323" calcext:value-type="float">
            <text:p>0.2299850323</text:p>
          </table:table-cell>
          <table:table-cell office:value-type="float" office:value="0.2299818127" calcext:value-type="float">
            <text:p>0.2299818127</text:p>
          </table:table-cell>
          <table:table-cell office:value-type="float" office:value="0.2299565212" calcext:value-type="float">
            <text:p>0.2299565212</text:p>
          </table:table-cell>
          <table:table-cell/>
          <table:table-cell table:formula="of:=MIN([.A50:.E50])" office:value-type="float" office:value="0.1039646025" calcext:value-type="float">
            <text:p>0.1039646025</text:p>
          </table:table-cell>
          <table:table-cell table:formula="of:=MATCH([.F50];[.A50:.E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68384" calcext:value-type="float">
            <text:p>-0.3777768384</text:p>
          </table:table-cell>
          <table:table-cell office:value-type="float" office:value="-0.0286343888" calcext:value-type="float">
            <text:p>-0.0286343888</text:p>
          </table:table-cell>
          <table:table-cell office:value-type="float" office:value="0.000000438398153840794" calcext:value-type="float">
            <text:p>4.38398153840794E-07</text:p>
          </table:table-cell>
          <table:table-cell office:value-type="float" office:value="-0.0296756954" calcext:value-type="float">
            <text:p>-0.0296756954</text:p>
          </table:table-cell>
          <table:table-cell/>
          <table:table-cell table:formula="of:=MIN([.A51:.E51])" office:value-type="float" office:value="-0.3777768384" calcext:value-type="float">
            <text:p>-0.3777768384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7646" calcext:value-type="float">
            <text:p>-0.377777646</text:p>
          </table:table-cell>
          <table:table-cell office:value-type="float" office:value="-0.0274" calcext:value-type="float">
            <text:p>-0.0274</text:p>
          </table:table-cell>
          <table:table-cell office:value-type="float" office:value="0.000000229068842197567" calcext:value-type="float">
            <text:p>2.29068842197567E-07</text:p>
          </table:table-cell>
          <table:table-cell office:value-type="float" office:value="0.000000409134409508135" calcext:value-type="float">
            <text:p>4.09134409508135E-07</text:p>
          </table:table-cell>
          <table:table-cell/>
          <table:table-cell table:formula="of:=MIN([.A52:.E52])" office:value-type="float" office:value="-0.377777646" calcext:value-type="float">
            <text:p>-0.37777764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322855272502353" calcext:value-type="float">
            <text:p>-3.22855272502353E-06</text:p>
          </table:table-cell>
          <table:table-cell office:value-type="float" office:value="-0.0000296" calcext:value-type="float">
            <text:p>-0.0000296</text:p>
          </table:table-cell>
          <table:table-cell office:value-type="float" office:value="-0.0000352" calcext:value-type="float">
            <text:p>-0.0000352</text:p>
          </table:table-cell>
          <table:table-cell office:value-type="float" office:value="-0.0000174" calcext:value-type="float">
            <text:p>-0.0000174</text:p>
          </table:table-cell>
          <table:table-cell/>
          <table:table-cell table:formula="of:=MIN([.A53:.E53])" office:value-type="float" office:value="-0.0000352" calcext:value-type="float">
            <text:p>-0.0000352</text:p>
          </table:table-cell>
          <table:table-cell table:formula="of:=MATCH([.F53];[.A53:.E5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0262272540362351" calcext:value-type="float">
            <text:p>2.62272540362351E-09</text:p>
          </table:table-cell>
          <table:table-cell office:value-type="float" office:value="0.0000000395" calcext:value-type="float">
            <text:p>3.95E-08</text:p>
          </table:table-cell>
          <table:table-cell office:value-type="float" office:value="0.0000000387" calcext:value-type="float">
            <text:p>3.87E-08</text:p>
          </table:table-cell>
          <table:table-cell office:value-type="float" office:value="0.000000015" calcext:value-type="float">
            <text:p>0.000000015</text:p>
          </table:table-cell>
          <table:table-cell/>
          <table:table-cell table:formula="of:=MIN([.A54:.E54])" office:value-type="float" office:value="0.00000000262272540362351" calcext:value-type="float">
            <text:p>2.62272540362351E-09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168037414154486" calcext:value-type="float">
            <text:p>-1.68037414154486E-06</text:p>
          </table:table-cell>
          <table:table-cell office:value-type="float" office:value="-0.0000166172366932088" calcext:value-type="float">
            <text:p>-1.66172366932088E-05</text:p>
          </table:table-cell>
          <table:table-cell office:value-type="float" office:value="-0.0000363862286904658" calcext:value-type="float">
            <text:p>-3.63862286904658E-05</text:p>
          </table:table-cell>
          <table:table-cell office:value-type="float" office:value="-0.0000756523082424967" calcext:value-type="float">
            <text:p>-7.56523082424967E-05</text:p>
          </table:table-cell>
          <table:table-cell/>
          <table:table-cell table:formula="of:=MIN([.A55:.E55])" office:value-type="float" office:value="-0.0000756523082424967" calcext:value-type="float">
            <text:p>-7.56523082424967E-05</text:p>
          </table:table-cell>
          <table:table-cell table:formula="of:=MATCH([.F55];[.A55:.E5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51580025" calcext:value-type="float">
            <text:p>-0.0051580025</text:p>
          </table:table-cell>
          <table:table-cell office:value-type="float" office:value="-0.0030403309" calcext:value-type="float">
            <text:p>-0.0030403309</text:p>
          </table:table-cell>
          <table:table-cell/>
          <table:table-cell table:formula="of:=MIN([.A56:.E56])" office:value-type="float" office:value="-0.0051580025" calcext:value-type="float">
            <text:p>-0.0051580025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51580025" calcext:value-type="float">
            <text:p>-0.0051580025</text:p>
          </table:table-cell>
          <table:table-cell office:value-type="float" office:value="-0.0030403309" calcext:value-type="float">
            <text:p>-0.0030403309</text:p>
          </table:table-cell>
          <table:table-cell/>
          <table:table-cell table:formula="of:=MIN([.A57:.E57])" office:value-type="float" office:value="-0.0051580025" calcext:value-type="float">
            <text:p>-0.0051580025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0" calcext:value-type="float">
            <text:p>0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220600207" calcext:value-type="float">
            <text:p>0.2220600207</text:p>
          </table:table-cell>
          <table:table-cell office:value-type="float" office:value="0.2381361121" calcext:value-type="float">
            <text:p>0.2381361121</text:p>
          </table:table-cell>
          <table:table-cell office:value-type="float" office:value="0.2627600516" calcext:value-type="float">
            <text:p>0.2627600516</text:p>
          </table:table-cell>
          <table:table-cell office:value-type="float" office:value="0.238021242" calcext:value-type="float">
            <text:p>0.238021242</text:p>
          </table:table-cell>
          <table:table-cell/>
          <table:table-cell table:formula="of:=MAX([.A1:.E1])" office:value-type="float" office:value="0.2627600516" calcext:value-type="float">
            <text:p>0.2627600516</text:p>
          </table:table-cell>
          <table:table-cell table:formula="of:=MATCH([.F1];[.A1:.E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51219045" calcext:value-type="float">
            <text:p>0.2251219045</text:p>
          </table:table-cell>
          <table:table-cell office:value-type="float" office:value="0.2277165175" calcext:value-type="float">
            <text:p>0.2277165175</text:p>
          </table:table-cell>
          <table:table-cell office:value-type="float" office:value="0.2356185264" calcext:value-type="float">
            <text:p>0.2356185264</text:p>
          </table:table-cell>
          <table:table-cell office:value-type="float" office:value="0.2273643311" calcext:value-type="float">
            <text:p>0.2273643311</text:p>
          </table:table-cell>
          <table:table-cell/>
          <table:table-cell table:formula="of:=MAX([.A2:.E2])" office:value-type="float" office:value="0.2356185264" calcext:value-type="float">
            <text:p>0.2356185264</text:p>
          </table:table-cell>
          <table:table-cell table:formula="of:=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90830387" calcext:value-type="float">
            <text:p>0.2390830387</text:p>
          </table:table-cell>
          <table:table-cell office:value-type="float" office:value="0.2360756804" calcext:value-type="float">
            <text:p>0.2360756804</text:p>
          </table:table-cell>
          <table:table-cell office:value-type="float" office:value="0.2320870413" calcext:value-type="float">
            <text:p>0.2320870413</text:p>
          </table:table-cell>
          <table:table-cell/>
          <table:table-cell table:formula="of:=MAX([.A3:.E3])" office:value-type="float" office:value="0.2390830387" calcext:value-type="float">
            <text:p>0.2390830387</text:p>
          </table:table-cell>
          <table:table-cell table:formula="of:=MATCH([.F3];[.A3:.E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71695488" calcext:value-type="float">
            <text:p>0.2371695488</text:p>
          </table:table-cell>
          <table:table-cell office:value-type="float" office:value="0.2317227031" calcext:value-type="float">
            <text:p>0.2317227031</text:p>
          </table:table-cell>
          <table:table-cell office:value-type="float" office:value="0.2535188741" calcext:value-type="float">
            <text:p>0.2535188741</text:p>
          </table:table-cell>
          <table:table-cell/>
          <table:table-cell table:formula="of:=MAX([.A4:.E4])" office:value-type="float" office:value="0.2535188741" calcext:value-type="float">
            <text:p>0.2535188741</text:p>
          </table:table-cell>
          <table:table-cell table:formula="of:=MATCH([.F4];[.A4:.E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544683414" calcext:value-type="float">
            <text:p>0.4544683414</text:p>
          </table:table-cell>
          <table:table-cell office:value-type="float" office:value="0.474813513" calcext:value-type="float">
            <text:p>0.474813513</text:p>
          </table:table-cell>
          <table:table-cell office:value-type="float" office:value="0.4783742269" calcext:value-type="float">
            <text:p>0.4783742269</text:p>
          </table:table-cell>
          <table:table-cell office:value-type="float" office:value="0.4664285786" calcext:value-type="float">
            <text:p>0.4664285786</text:p>
          </table:table-cell>
          <table:table-cell/>
          <table:table-cell table:formula="of:=MAX([.A5:.E5])" office:value-type="float" office:value="0.4783742269" calcext:value-type="float">
            <text:p>0.4783742269</text:p>
          </table:table-cell>
          <table:table-cell table:formula="of:=MATCH([.F5];[.A5:.E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47235106" calcext:value-type="float">
            <text:p>-0.1247235106</text:p>
          </table:table-cell>
          <table:table-cell office:value-type="float" office:value="-0.2972381107" calcext:value-type="float">
            <text:p>-0.2972381107</text:p>
          </table:table-cell>
          <table:table-cell office:value-type="float" office:value="-0.2866172797" calcext:value-type="float">
            <text:p>-0.2866172797</text:p>
          </table:table-cell>
          <table:table-cell office:value-type="float" office:value="-0.2933514945" calcext:value-type="float">
            <text:p>-0.2933514945</text:p>
          </table:table-cell>
          <table:table-cell/>
          <table:table-cell table:formula="of:=MAX([.A6:.E6])" office:value-type="float" office:value="-0.1247235106" calcext:value-type="float">
            <text:p>-0.1247235106</text:p>
          </table:table-cell>
          <table:table-cell table:formula="of:=MATCH([.F6];[.A6:.E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7235101" calcext:value-type="float">
            <text:p>-0.1247235101</text:p>
          </table:table-cell>
          <table:table-cell office:value-type="float" office:value="-0.286575312" calcext:value-type="float">
            <text:p>-0.286575312</text:p>
          </table:table-cell>
          <table:table-cell office:value-type="float" office:value="-0.2846916807" calcext:value-type="float">
            <text:p>-0.2846916807</text:p>
          </table:table-cell>
          <table:table-cell office:value-type="float" office:value="-0.2910500319" calcext:value-type="float">
            <text:p>-0.2910500319</text:p>
          </table:table-cell>
          <table:table-cell/>
          <table:table-cell table:formula="of:=MAX([.A7:.E7])" office:value-type="float" office:value="-0.1247235101" calcext:value-type="float">
            <text:p>-0.1247235101</text:p>
          </table:table-cell>
          <table:table-cell table:formula="of:=MATCH([.F7];[.A7:.E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0245151" calcext:value-type="float">
            <text:p>0.4540245151</text:p>
          </table:table-cell>
          <table:table-cell office:value-type="float" office:value="0.4591877898" calcext:value-type="float">
            <text:p>0.4591877898</text:p>
          </table:table-cell>
          <table:table-cell office:value-type="float" office:value="0.471716726" calcext:value-type="float">
            <text:p>0.471716726</text:p>
          </table:table-cell>
          <table:table-cell office:value-type="float" office:value="0.4654865183" calcext:value-type="float">
            <text:p>0.4654865183</text:p>
          </table:table-cell>
          <table:table-cell/>
          <table:table-cell table:formula="of:=MAX([.A8:.E8])" office:value-type="float" office:value="0.471716726" calcext:value-type="float">
            <text:p>0.471716726</text:p>
          </table:table-cell>
          <table:table-cell table:formula="of:=MATCH([.F8];[.A8:.E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069540541" calcext:value-type="float">
            <text:p>0.2069540541</text:p>
          </table:table-cell>
          <table:table-cell office:value-type="float" office:value="0.2895547868" calcext:value-type="float">
            <text:p>0.2895547868</text:p>
          </table:table-cell>
          <table:table-cell office:value-type="float" office:value="0.3068533111" calcext:value-type="float">
            <text:p>0.3068533111</text:p>
          </table:table-cell>
          <table:table-cell office:value-type="float" office:value="0.2925871028" calcext:value-type="float">
            <text:p>0.2925871028</text:p>
          </table:table-cell>
          <table:table-cell/>
          <table:table-cell table:formula="of:=MAX([.A9:.E9])" office:value-type="float" office:value="0.3068533111" calcext:value-type="float">
            <text:p>0.3068533111</text:p>
          </table:table-cell>
          <table:table-cell table:formula="of:=MATCH([.F9];[.A9:.E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14356128" calcext:value-type="float">
            <text:p>0.2114356128</text:p>
          </table:table-cell>
          <table:table-cell office:value-type="float" office:value="0.2875589756" calcext:value-type="float">
            <text:p>0.2875589756</text:p>
          </table:table-cell>
          <table:table-cell office:value-type="float" office:value="0.2998644003" calcext:value-type="float">
            <text:p>0.2998644003</text:p>
          </table:table-cell>
          <table:table-cell office:value-type="float" office:value="0.2530562696" calcext:value-type="float">
            <text:p>0.2530562696</text:p>
          </table:table-cell>
          <table:table-cell/>
          <table:table-cell table:formula="of:=MAX([.A10:.E10])" office:value-type="float" office:value="0.2998644003" calcext:value-type="float">
            <text:p>0.2998644003</text:p>
          </table:table-cell>
          <table:table-cell table:formula="of:=MATCH([.F10];[.A10:.E1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1435415" calcext:value-type="float">
            <text:p>0.211435415</text:p>
          </table:table-cell>
          <table:table-cell office:value-type="float" office:value="0.2914350855" calcext:value-type="float">
            <text:p>0.2914350855</text:p>
          </table:table-cell>
          <table:table-cell office:value-type="float" office:value="0.2975753429" calcext:value-type="float">
            <text:p>0.2975753429</text:p>
          </table:table-cell>
          <table:table-cell office:value-type="float" office:value="0.2836109305" calcext:value-type="float">
            <text:p>0.2836109305</text:p>
          </table:table-cell>
          <table:table-cell/>
          <table:table-cell table:formula="of:=MAX([.A11:.E11])" office:value-type="float" office:value="0.2975753429" calcext:value-type="float">
            <text:p>0.2975753429</text:p>
          </table:table-cell>
          <table:table-cell table:formula="of:=MATCH([.F11];[.A11:.E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45257636" calcext:value-type="float">
            <text:p>0.1545257636</text:p>
          </table:table-cell>
          <table:table-cell office:value-type="float" office:value="0.2148814364" calcext:value-type="float">
            <text:p>0.2148814364</text:p>
          </table:table-cell>
          <table:table-cell office:value-type="float" office:value="0.2171703066" calcext:value-type="float">
            <text:p>0.2171703066</text:p>
          </table:table-cell>
          <table:table-cell office:value-type="float" office:value="0.2106585052" calcext:value-type="float">
            <text:p>0.2106585052</text:p>
          </table:table-cell>
          <table:table-cell/>
          <table:table-cell table:formula="of:=MAX([.A12:.E12])" office:value-type="float" office:value="0.2171703066" calcext:value-type="float">
            <text:p>0.2171703066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946664" calcext:value-type="float">
            <text:p>0.102946664</text:p>
          </table:table-cell>
          <table:table-cell office:value-type="float" office:value="0.1396583366" calcext:value-type="float">
            <text:p>0.1396583366</text:p>
          </table:table-cell>
          <table:table-cell office:value-type="float" office:value="0.1466328946" calcext:value-type="float">
            <text:p>0.1466328946</text:p>
          </table:table-cell>
          <table:table-cell office:value-type="float" office:value="0.1449932951" calcext:value-type="float">
            <text:p>0.1449932951</text:p>
          </table:table-cell>
          <table:table-cell/>
          <table:table-cell table:formula="of:=MAX([.A13:.E13])" office:value-type="float" office:value="0.1466328946" calcext:value-type="float">
            <text:p>0.1466328946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756521304914083" calcext:value-type="float">
            <text:p>7.56521304914083E-05</text:p>
          </table:table-cell>
          <table:table-cell office:value-type="float" office:value="0.0012300848" calcext:value-type="float">
            <text:p>0.0012300848</text:p>
          </table:table-cell>
          <table:table-cell office:value-type="float" office:value="0.0180014842" calcext:value-type="float">
            <text:p>0.0180014842</text:p>
          </table:table-cell>
          <table:table-cell office:value-type="float" office:value="0.0014313106" calcext:value-type="float">
            <text:p>0.0014313106</text:p>
          </table:table-cell>
          <table:table-cell/>
          <table:table-cell table:formula="of:=MAX([.A14:.E14])" office:value-type="float" office:value="0.0180014842" calcext:value-type="float">
            <text:p>0.0180014842</text:p>
          </table:table-cell>
          <table:table-cell table:formula="of:=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2091243" calcext:value-type="float">
            <text:p>0.0592091243</text:p>
          </table:table-cell>
          <table:table-cell office:value-type="float" office:value="0.0697887826" calcext:value-type="float">
            <text:p>0.0697887826</text:p>
          </table:table-cell>
          <table:table-cell office:value-type="float" office:value="0.0740932244" calcext:value-type="float">
            <text:p>0.0740932244</text:p>
          </table:table-cell>
          <table:table-cell office:value-type="float" office:value="0.0708686184" calcext:value-type="float">
            <text:p>0.0708686184</text:p>
          </table:table-cell>
          <table:table-cell/>
          <table:table-cell table:formula="of:=MAX([.A15:.E15])" office:value-type="float" office:value="0.0740932244" calcext:value-type="float">
            <text:p>0.0740932244</text:p>
          </table:table-cell>
          <table:table-cell table:formula="of:=MATCH([.F15];[.A15:.E1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2434748" calcext:value-type="float">
            <text:p>0.0012434748</text:p>
          </table:table-cell>
          <table:table-cell office:value-type="float" office:value="0.000388302" calcext:value-type="float">
            <text:p>0.000388302</text:p>
          </table:table-cell>
          <table:table-cell office:value-type="float" office:value="0.0009259664" calcext:value-type="float">
            <text:p>0.0009259664</text:p>
          </table:table-cell>
          <table:table-cell office:value-type="float" office:value="0.0007283129" calcext:value-type="float">
            <text:p>0.0007283129</text:p>
          </table:table-cell>
          <table:table-cell/>
          <table:table-cell table:formula="of:=MAX([.A16:.E16])" office:value-type="float" office:value="0.0012434748" calcext:value-type="float">
            <text:p>0.0012434748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2757373" calcext:value-type="float">
            <text:p>0.6612757373</text:p>
          </table:table-cell>
          <table:table-cell office:value-type="float" office:value="0.5173778505" calcext:value-type="float">
            <text:p>0.5173778505</text:p>
          </table:table-cell>
          <table:table-cell office:value-type="float" office:value="0.579353861" calcext:value-type="float">
            <text:p>0.579353861</text:p>
          </table:table-cell>
          <table:table-cell office:value-type="float" office:value="0.4357242142" calcext:value-type="float">
            <text:p>0.4357242142</text:p>
          </table:table-cell>
          <table:table-cell/>
          <table:table-cell table:formula="of:=MAX([.A17:.E17])" office:value-type="float" office:value="0.6612757373" calcext:value-type="float">
            <text:p>0.6612757373</text:p>
          </table:table-cell>
          <table:table-cell table:formula="of:=MATCH([.F17];[.A17:.E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27694548" calcext:value-type="float">
            <text:p>0.6427694548</text:p>
          </table:table-cell>
          <table:table-cell office:value-type="float" office:value="0.4898583957" calcext:value-type="float">
            <text:p>0.4898583957</text:p>
          </table:table-cell>
          <table:table-cell office:value-type="float" office:value="0.5381253237" calcext:value-type="float">
            <text:p>0.5381253237</text:p>
          </table:table-cell>
          <table:table-cell office:value-type="float" office:value="0.5150606803" calcext:value-type="float">
            <text:p>0.5150606803</text:p>
          </table:table-cell>
          <table:table-cell/>
          <table:table-cell table:formula="of:=MAX([.A18:.E18])" office:value-type="float" office:value="0.6427694548" calcext:value-type="float">
            <text:p>0.6427694548</text:p>
          </table:table-cell>
          <table:table-cell table:formula="of:=MATCH([.F18];[.A18:.E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999283" calcext:value-type="float">
            <text:p>0.000199928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556" calcext:value-type="float">
            <text:p>0.0000556</text:p>
          </table:table-cell>
          <table:table-cell office:value-type="float" office:value="0.000041" calcext:value-type="float">
            <text:p>0.000041</text:p>
          </table:table-cell>
          <table:table-cell/>
          <table:table-cell table:formula="of:=MAX([.A19:.E19])" office:value-type="float" office:value="0.0001999283" calcext:value-type="float">
            <text:p>0.0001999283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6237541" calcext:value-type="float">
            <text:p>0.2126237541</text:p>
          </table:table-cell>
          <table:table-cell office:value-type="float" office:value="0.3654321859" calcext:value-type="float">
            <text:p>0.3654321859</text:p>
          </table:table-cell>
          <table:table-cell office:value-type="float" office:value="0.3764927469" calcext:value-type="float">
            <text:p>0.3764927469</text:p>
          </table:table-cell>
          <table:table-cell office:value-type="float" office:value="0.3106116761" calcext:value-type="float">
            <text:p>0.3106116761</text:p>
          </table:table-cell>
          <table:table-cell/>
          <table:table-cell table:formula="of:=MAX([.A20:.E20])" office:value-type="float" office:value="0.3764927469" calcext:value-type="float">
            <text:p>0.3764927469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77366549" calcext:value-type="float">
            <text:p>0.377366549</text:p>
          </table:table-cell>
          <table:table-cell office:value-type="float" office:value="0.4322885784" calcext:value-type="float">
            <text:p>0.4322885784</text:p>
          </table:table-cell>
          <table:table-cell office:value-type="float" office:value="0.4397320018" calcext:value-type="float">
            <text:p>0.4397320018</text:p>
          </table:table-cell>
          <table:table-cell office:value-type="float" office:value="0.4386827346" calcext:value-type="float">
            <text:p>0.4386827346</text:p>
          </table:table-cell>
          <table:table-cell/>
          <table:table-cell table:formula="of:=MAX([.A21:.E21])" office:value-type="float" office:value="0.4397320018" calcext:value-type="float">
            <text:p>0.4397320018</text:p>
          </table:table-cell>
          <table:table-cell table:formula="of:=MATCH([.F21];[.A21:.E2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63262356" calcext:value-type="float">
            <text:p>0.2163262356</text:p>
          </table:table-cell>
          <table:table-cell office:value-type="float" office:value="0.2156808775" calcext:value-type="float">
            <text:p>0.2156808775</text:p>
          </table:table-cell>
          <table:table-cell office:value-type="float" office:value="0.2034169924" calcext:value-type="float">
            <text:p>0.2034169924</text:p>
          </table:table-cell>
          <table:table-cell/>
          <table:table-cell table:formula="of:=MAX([.A22:.E22])" office:value-type="float" office:value="0.2163262356" calcext:value-type="float">
            <text:p>0.2163262356</text:p>
          </table:table-cell>
          <table:table-cell table:formula="of:=MATCH([.F22];[.A22:.E2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55479949" calcext:value-type="float">
            <text:p>0.2155479949</text:p>
          </table:table-cell>
          <table:table-cell office:value-type="float" office:value="0.2152723413" calcext:value-type="float">
            <text:p>0.2152723413</text:p>
          </table:table-cell>
          <table:table-cell office:value-type="float" office:value="0.2113925935" calcext:value-type="float">
            <text:p>0.2113925935</text:p>
          </table:table-cell>
          <table:table-cell/>
          <table:table-cell table:formula="of:=MAX([.A23:.E23])" office:value-type="float" office:value="0.2155479949" calcext:value-type="float">
            <text:p>0.2155479949</text:p>
          </table:table-cell>
          <table:table-cell table:formula="of:=MATCH([.F23];[.A23:.E2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34780853" calcext:value-type="float">
            <text:p>0.2134780853</text:p>
          </table:table-cell>
          <table:table-cell office:value-type="float" office:value="0.2153096116" calcext:value-type="float">
            <text:p>0.2153096116</text:p>
          </table:table-cell>
          <table:table-cell office:value-type="float" office:value="0.20198456" calcext:value-type="float">
            <text:p>0.20198456</text:p>
          </table:table-cell>
          <table:table-cell/>
          <table:table-cell table:formula="of:=MAX([.A24:.E24])" office:value-type="float" office:value="0.2153096116" calcext:value-type="float">
            <text:p>0.2153096116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3571503" calcext:value-type="float">
            <text:p>0.0843571503</text:p>
          </table:table-cell>
          <table:table-cell office:value-type="float" office:value="0.1780416792" calcext:value-type="float">
            <text:p>0.1780416792</text:p>
          </table:table-cell>
          <table:table-cell office:value-type="float" office:value="0.1792034157" calcext:value-type="float">
            <text:p>0.1792034157</text:p>
          </table:table-cell>
          <table:table-cell office:value-type="float" office:value="0.121648833" calcext:value-type="float">
            <text:p>0.121648833</text:p>
          </table:table-cell>
          <table:table-cell/>
          <table:table-cell table:formula="of:=MAX([.A25:.E25])" office:value-type="float" office:value="0.1792034157" calcext:value-type="float">
            <text:p>0.1792034157</text:p>
          </table:table-cell>
          <table:table-cell table:formula="of:=MATCH([.F25];[.A25:.E2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78183441" calcext:value-type="float">
            <text:p>0.0778183441</text:p>
          </table:table-cell>
          <table:table-cell office:value-type="float" office:value="0.1234664352" calcext:value-type="float">
            <text:p>0.1234664352</text:p>
          </table:table-cell>
          <table:table-cell office:value-type="float" office:value="0.1503927445" calcext:value-type="float">
            <text:p>0.1503927445</text:p>
          </table:table-cell>
          <table:table-cell office:value-type="float" office:value="0.1735759878" calcext:value-type="float">
            <text:p>0.1735759878</text:p>
          </table:table-cell>
          <table:table-cell/>
          <table:table-cell table:formula="of:=MAX([.A26:.E26])" office:value-type="float" office:value="0.1735759878" calcext:value-type="float">
            <text:p>0.1735759878</text:p>
          </table:table-cell>
          <table:table-cell table:formula="of:=MATCH([.F26];[.A26:.E2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0000227859343497322" calcext:value-type="float">
            <text:p>-2.27859343497322E-06</text:p>
          </table:table-cell>
          <table:table-cell office:value-type="float" office:value="-0.0013820821" calcext:value-type="float">
            <text:p>-0.0013820821</text:p>
          </table:table-cell>
          <table:table-cell office:value-type="float" office:value="0.0091339744" calcext:value-type="float">
            <text:p>0.0091339744</text:p>
          </table:table-cell>
          <table:table-cell office:value-type="float" office:value="-0.001378842" calcext:value-type="float">
            <text:p>-0.001378842</text:p>
          </table:table-cell>
          <table:table-cell/>
          <table:table-cell table:formula="of:=MAX([.A27:.E27])" office:value-type="float" office:value="0.0091339744" calcext:value-type="float">
            <text:p>0.0091339744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047205306" calcext:value-type="float">
            <text:p>0.2047205306</text:p>
          </table:table-cell>
          <table:table-cell office:value-type="float" office:value="0.2142577495" calcext:value-type="float">
            <text:p>0.2142577495</text:p>
          </table:table-cell>
          <table:table-cell office:value-type="float" office:value="0.2129461699" calcext:value-type="float">
            <text:p>0.2129461699</text:p>
          </table:table-cell>
          <table:table-cell/>
          <table:table-cell table:formula="of:=MAX([.A28:.E28])" office:value-type="float" office:value="0.2142577495" calcext:value-type="float">
            <text:p>0.2142577495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44640155" calcext:value-type="float">
            <text:p>0.2144640155</text:p>
          </table:table-cell>
          <table:table-cell office:value-type="float" office:value="0.2171750682" calcext:value-type="float">
            <text:p>0.2171750682</text:p>
          </table:table-cell>
          <table:table-cell office:value-type="float" office:value="0.2138766906" calcext:value-type="float">
            <text:p>0.2138766906</text:p>
          </table:table-cell>
          <table:table-cell/>
          <table:table-cell table:formula="of:=MAX([.A29:.E29])" office:value-type="float" office:value="0.2171750682" calcext:value-type="float">
            <text:p>0.2171750682</text:p>
          </table:table-cell>
          <table:table-cell table:formula="of:=MATCH([.F29];[.A29:.E2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1071994823" calcext:value-type="float">
            <text:p>4.1071994823</text:p>
          </table:table-cell>
          <table:table-cell office:value-type="float" office:value="25.1297318865" calcext:value-type="float">
            <text:p>25.1297318865</text:p>
          </table:table-cell>
          <table:table-cell office:value-type="float" office:value="27.6710808373" calcext:value-type="float">
            <text:p>27.6710808373</text:p>
          </table:table-cell>
          <table:table-cell office:value-type="float" office:value="22.8411754723" calcext:value-type="float">
            <text:p>22.8411754723</text:p>
          </table:table-cell>
          <table:table-cell/>
          <table:table-cell table:formula="of:=MAX([.A30:.E30])" office:value-type="float" office:value="27.6710808373" calcext:value-type="float">
            <text:p>27.6710808373</text:p>
          </table:table-cell>
          <table:table-cell table:formula="of:=MATCH([.F30];[.A30:.E3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47127229" calcext:value-type="float">
            <text:p>-0.1547127229</text:p>
          </table:table-cell>
          <table:table-cell office:value-type="float" office:value="-0.324175228" calcext:value-type="float">
            <text:p>-0.324175228</text:p>
          </table:table-cell>
          <table:table-cell office:value-type="float" office:value="-0.4242930457" calcext:value-type="float">
            <text:p>-0.4242930457</text:p>
          </table:table-cell>
          <table:table-cell office:value-type="float" office:value="-0.4040043468" calcext:value-type="float">
            <text:p>-0.4040043468</text:p>
          </table:table-cell>
          <table:table-cell/>
          <table:table-cell table:formula="of:=MAX([.A31:.E31])" office:value-type="float" office:value="-0.1547127229" calcext:value-type="float">
            <text:p>-0.1547127229</text:p>
          </table:table-cell>
          <table:table-cell table:formula="of:=MATCH([.F31];[.A31:.E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006219" calcext:value-type="float">
            <text:p>0.128006219</text:p>
          </table:table-cell>
          <table:table-cell office:value-type="float" office:value="0.1228755551" calcext:value-type="float">
            <text:p>0.1228755551</text:p>
          </table:table-cell>
          <table:table-cell office:value-type="float" office:value="0.1286334901" calcext:value-type="float">
            <text:p>0.1286334901</text:p>
          </table:table-cell>
          <table:table-cell/>
          <table:table-cell table:formula="of:=MAX([.A32:.E32])" office:value-type="float" office:value="0.1286334901" calcext:value-type="float">
            <text:p>0.1286334901</text:p>
          </table:table-cell>
          <table:table-cell table:formula="of:=MATCH([.F32];[.A32:.E3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38799806" calcext:value-type="float">
            <text:p>0.1238799806</text:p>
          </table:table-cell>
          <table:table-cell office:value-type="float" office:value="0.1258085296" calcext:value-type="float">
            <text:p>0.1258085296</text:p>
          </table:table-cell>
          <table:table-cell office:value-type="float" office:value="0.1286483089" calcext:value-type="float">
            <text:p>0.1286483089</text:p>
          </table:table-cell>
          <table:table-cell/>
          <table:table-cell table:formula="of:=MAX([.A33:.E33])" office:value-type="float" office:value="0.1286483089" calcext:value-type="float">
            <text:p>0.1286483089</text:p>
          </table:table-cell>
          <table:table-cell table:formula="of:=MATCH([.F33];[.A33:.E3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94374123" calcext:value-type="float">
            <text:p>0.0594374123</text:p>
          </table:table-cell>
          <table:table-cell office:value-type="float" office:value="0.0752731217" calcext:value-type="float">
            <text:p>0.0752731217</text:p>
          </table:table-cell>
          <table:table-cell office:value-type="float" office:value="0.0764220724" calcext:value-type="float">
            <text:p>0.0764220724</text:p>
          </table:table-cell>
          <table:table-cell office:value-type="float" office:value="0.0763959238" calcext:value-type="float">
            <text:p>0.0763959238</text:p>
          </table:table-cell>
          <table:table-cell/>
          <table:table-cell table:formula="of:=MAX([.A34:.E34])" office:value-type="float" office:value="0.0764220724" calcext:value-type="float">
            <text:p>0.0764220724</text:p>
          </table:table-cell>
          <table:table-cell table:formula="of:=MATCH([.F34];[.A34:.E3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409287" calcext:value-type="float">
            <text:p>0.059409287</text:p>
          </table:table-cell>
          <table:table-cell office:value-type="float" office:value="0.0715323129" calcext:value-type="float">
            <text:p>0.0715323129</text:p>
          </table:table-cell>
          <table:table-cell office:value-type="float" office:value="0.076005508" calcext:value-type="float">
            <text:p>0.076005508</text:p>
          </table:table-cell>
          <table:table-cell office:value-type="float" office:value="0.0761321645" calcext:value-type="float">
            <text:p>0.0761321645</text:p>
          </table:table-cell>
          <table:table-cell/>
          <table:table-cell table:formula="of:=MAX([.A35:.E35])" office:value-type="float" office:value="0.0761321645" calcext:value-type="float">
            <text:p>0.0761321645</text:p>
          </table:table-cell>
          <table:table-cell table:formula="of:=MATCH([.F35];[.A35:.E3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625449695" calcext:value-type="float">
            <text:p>0.7625449695</text:p>
          </table:table-cell>
          <table:table-cell office:value-type="float" office:value="0.5506104244" calcext:value-type="float">
            <text:p>0.5506104244</text:p>
          </table:table-cell>
          <table:table-cell office:value-type="float" office:value="0.5504783223" calcext:value-type="float">
            <text:p>0.5504783223</text:p>
          </table:table-cell>
          <table:table-cell office:value-type="float" office:value="0.5402845739" calcext:value-type="float">
            <text:p>0.5402845739</text:p>
          </table:table-cell>
          <table:table-cell/>
          <table:table-cell table:formula="of:=MAX([.A36:.E36])" office:value-type="float" office:value="0.7625449695" calcext:value-type="float">
            <text:p>0.7625449695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4430222" calcext:value-type="float">
            <text:p>0.3794430222</text:p>
          </table:table-cell>
          <table:table-cell office:value-type="float" office:value="0.527794877" calcext:value-type="float">
            <text:p>0.527794877</text:p>
          </table:table-cell>
          <table:table-cell office:value-type="float" office:value="0.5367143128" calcext:value-type="float">
            <text:p>0.5367143128</text:p>
          </table:table-cell>
          <table:table-cell office:value-type="float" office:value="0.5325844703" calcext:value-type="float">
            <text:p>0.5325844703</text:p>
          </table:table-cell>
          <table:table-cell/>
          <table:table-cell table:formula="of:=MAX([.A37:.E37])" office:value-type="float" office:value="0.5367143128" calcext:value-type="float">
            <text:p>0.5367143128</text:p>
          </table:table-cell>
          <table:table-cell table:formula="of:=MATCH([.F37];[.A37:.E3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44236293" calcext:value-type="float">
            <text:p>0.0244236293</text:p>
          </table:table-cell>
          <table:table-cell office:value-type="float" office:value="0.0121949469" calcext:value-type="float">
            <text:p>0.0121949469</text:p>
          </table:table-cell>
          <table:table-cell office:value-type="float" office:value="0.0126398557" calcext:value-type="float">
            <text:p>0.0126398557</text:p>
          </table:table-cell>
          <table:table-cell office:value-type="float" office:value="0.0288394467" calcext:value-type="float">
            <text:p>0.0288394467</text:p>
          </table:table-cell>
          <table:table-cell/>
          <table:table-cell table:formula="of:=MAX([.A38:.E38])" office:value-type="float" office:value="0.0288394467" calcext:value-type="float">
            <text:p>0.0288394467</text:p>
          </table:table-cell>
          <table:table-cell table:formula="of:=MATCH([.F38];[.A38:.E3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.7934800294" calcext:value-type="float">
            <text:p>1.7934800294</text:p>
          </table:table-cell>
          <table:table-cell office:value-type="float" office:value="2.3052223708" calcext:value-type="float">
            <text:p>2.3052223708</text:p>
          </table:table-cell>
          <table:table-cell office:value-type="float" office:value="2.315868868" calcext:value-type="float">
            <text:p>2.315868868</text:p>
          </table:table-cell>
          <table:table-cell office:value-type="float" office:value="2.3112761628" calcext:value-type="float">
            <text:p>2.3112761628</text:p>
          </table:table-cell>
          <table:table-cell/>
          <table:table-cell table:formula="of:=MAX([.A39:.E39])" office:value-type="float" office:value="2.315868868" calcext:value-type="float">
            <text:p>2.315868868</text:p>
          </table:table-cell>
          <table:table-cell table:formula="of:=MATCH([.F39];[.A39:.E3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86989464" calcext:value-type="float">
            <text:p>0.0086989464</text:p>
          </table:table-cell>
          <table:table-cell office:value-type="float" office:value="0.0086607373" calcext:value-type="float">
            <text:p>0.0086607373</text:p>
          </table:table-cell>
          <table:table-cell office:value-type="float" office:value="0.0086500704" calcext:value-type="float">
            <text:p>0.0086500704</text:p>
          </table:table-cell>
          <table:table-cell office:value-type="float" office:value="0.0086542532" calcext:value-type="float">
            <text:p>0.0086542532</text:p>
          </table:table-cell>
          <table:table-cell/>
          <table:table-cell table:formula="of:=MAX([.A40:.E40])" office:value-type="float" office:value="0.0086989464" calcext:value-type="float">
            <text:p>0.008698946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6989466" calcext:value-type="float">
            <text:p>0.0086989466</text:p>
          </table:table-cell>
          <table:table-cell office:value-type="float" office:value="0.0086264179" calcext:value-type="float">
            <text:p>0.0086264179</text:p>
          </table:table-cell>
          <table:table-cell office:value-type="float" office:value="0.0086616202" calcext:value-type="float">
            <text:p>0.0086616202</text:p>
          </table:table-cell>
          <table:table-cell office:value-type="float" office:value="0.0085883537" calcext:value-type="float">
            <text:p>0.0085883537</text:p>
          </table:table-cell>
          <table:table-cell/>
          <table:table-cell table:formula="of:=MAX([.A41:.E41])" office:value-type="float" office:value="0.0086989466" calcext:value-type="float">
            <text:p>0.0086989466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471844333590584" calcext:value-type="float">
            <text:p>-4.71844333590584E-05</text:p>
          </table:table-cell>
          <table:table-cell office:value-type="float" office:value="-0.0007086184" calcext:value-type="float">
            <text:p>-0.0007086184</text:p>
          </table:table-cell>
          <table:table-cell office:value-type="float" office:value="-0.0007206345" calcext:value-type="float">
            <text:p>-0.0007206345</text:p>
          </table:table-cell>
          <table:table-cell office:value-type="float" office:value="-0.0002391426" calcext:value-type="float">
            <text:p>-0.0002391426</text:p>
          </table:table-cell>
          <table:table-cell/>
          <table:table-cell table:formula="of:=MAX([.A42:.E42])" office:value-type="float" office:value="-0.0000471844333590584" calcext:value-type="float">
            <text:p>-4.71844333590584E-05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84287" calcext:value-type="float">
            <text:p>0.0164184287</text:p>
          </table:table-cell>
          <table:table-cell office:value-type="float" office:value="0.0041476709" calcext:value-type="float">
            <text:p>0.0041476709</text:p>
          </table:table-cell>
          <table:table-cell office:value-type="float" office:value="0.0045388963" calcext:value-type="float">
            <text:p>0.0045388963</text:p>
          </table:table-cell>
          <table:table-cell office:value-type="float" office:value="0.0290936402" calcext:value-type="float">
            <text:p>0.0290936402</text:p>
          </table:table-cell>
          <table:table-cell/>
          <table:table-cell table:formula="of:=MAX([.A43:.E43])" office:value-type="float" office:value="0.0290936402" calcext:value-type="float">
            <text:p>0.0290936402</text:p>
          </table:table-cell>
          <table:table-cell table:formula="of:=MATCH([.F43];[.A43:.E4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164193551" calcext:value-type="float">
            <text:p>0.0164193551</text:p>
          </table:table-cell>
          <table:table-cell office:value-type="float" office:value="0.0042349449" calcext:value-type="float">
            <text:p>0.0042349449</text:p>
          </table:table-cell>
          <table:table-cell office:value-type="float" office:value="0.0043012514" calcext:value-type="float">
            <text:p>0.0043012514</text:p>
          </table:table-cell>
          <table:table-cell office:value-type="float" office:value="0.027019693" calcext:value-type="float">
            <text:p>0.027019693</text:p>
          </table:table-cell>
          <table:table-cell/>
          <table:table-cell table:formula="of:=MAX([.A44:.E44])" office:value-type="float" office:value="0.027019693" calcext:value-type="float">
            <text:p>0.027019693</text:p>
          </table:table-cell>
          <table:table-cell table:formula="of:=MATCH([.F44];[.A44:.E4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300001112" calcext:value-type="float">
            <text:p>0.2300001112</text:p>
          </table:table-cell>
          <table:table-cell office:value-type="float" office:value="0.2301988514" calcext:value-type="float">
            <text:p>0.2301988514</text:p>
          </table:table-cell>
          <table:table-cell office:value-type="float" office:value="0.2301150043" calcext:value-type="float">
            <text:p>0.2301150043</text:p>
          </table:table-cell>
          <table:table-cell office:value-type="float" office:value="0.2300756727" calcext:value-type="float">
            <text:p>0.2300756727</text:p>
          </table:table-cell>
          <table:table-cell/>
          <table:table-cell table:formula="of:=MAX([.A45:.E45])" office:value-type="float" office:value="0.2301988514" calcext:value-type="float">
            <text:p>0.2301988514</text:p>
          </table:table-cell>
          <table:table-cell table:formula="of:=MATCH([.F45];[.A45:.E45];0)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-0.23" calcext:value-type="float">
            <text:p>-0.23</text:p>
          </table:table-cell>
          <table:table-cell/>
          <table:table-cell table:formula="of:=MAX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99639" calcext:value-type="float">
            <text:p>0.692699639</text:p>
          </table:table-cell>
          <table:table-cell office:value-type="float" office:value="0.8816130421" calcext:value-type="float">
            <text:p>0.8816130421</text:p>
          </table:table-cell>
          <table:table-cell office:value-type="float" office:value="0.8752807294" calcext:value-type="float">
            <text:p>0.8752807294</text:p>
          </table:table-cell>
          <table:table-cell office:value-type="float" office:value="0.8691340211" calcext:value-type="float">
            <text:p>0.8691340211</text:p>
          </table:table-cell>
          <table:table-cell/>
          <table:table-cell table:formula="of:=MAX([.A47:.E47])" office:value-type="float" office:value="0.8816130421" calcext:value-type="float">
            <text:p>0.8816130421</text:p>
          </table:table-cell>
          <table:table-cell table:formula="of:=MATCH([.F47];[.A47:.E4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129675236" calcext:value-type="float">
            <text:p>0.81296752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7" calcext:value-type="float">
            <text:p>0.757</text:p>
          </table:table-cell>
          <table:table-cell/>
          <table:table-cell table:formula="of:=MAX([.A48:.E48])" office:value-type="float" office:value="0.8129675236" calcext:value-type="float">
            <text:p>0.8129675236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65595412" calcext:value-type="float">
            <text:p>1.965595412</text:p>
          </table:table-cell>
          <table:table-cell office:value-type="float" office:value="2.7095301268" calcext:value-type="float">
            <text:p>2.7095301268</text:p>
          </table:table-cell>
          <table:table-cell office:value-type="float" office:value="2.7265307125" calcext:value-type="float">
            <text:p>2.7265307125</text:p>
          </table:table-cell>
          <table:table-cell office:value-type="float" office:value="2.7093570732" calcext:value-type="float">
            <text:p>2.7093570732</text:p>
          </table:table-cell>
          <table:table-cell/>
          <table:table-cell table:formula="of:=MAX([.A49:.E49])" office:value-type="float" office:value="2.7265307125" calcext:value-type="float">
            <text:p>2.7265307125</text:p>
          </table:table-cell>
          <table:table-cell table:formula="of:=MATCH([.F49];[.A49:.E4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00006522" calcext:value-type="float">
            <text:p>0.2300006522</text:p>
          </table:table-cell>
          <table:table-cell office:value-type="float" office:value="0.230001002" calcext:value-type="float">
            <text:p>0.230001002</text:p>
          </table:table-cell>
          <table:table-cell office:value-type="float" office:value="0.2300000586" calcext:value-type="float">
            <text:p>0.2300000586</text:p>
          </table:table-cell>
          <table:table-cell office:value-type="float" office:value="0.2300142093" calcext:value-type="float">
            <text:p>0.2300142093</text:p>
          </table:table-cell>
          <table:table-cell/>
          <table:table-cell table:formula="of:=MAX([.A50:.E50])" office:value-type="float" office:value="0.2300142093" calcext:value-type="float">
            <text:p>0.2300142093</text:p>
          </table:table-cell>
          <table:table-cell table:formula="of:=MATCH([.F50];[.A50:.E5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261947221" calcext:value-type="float">
            <text:p>0.3261947221</text:p>
          </table:table-cell>
          <table:table-cell office:value-type="float" office:value="0.0296180139" calcext:value-type="float">
            <text:p>0.0296180139</text:p>
          </table:table-cell>
          <table:table-cell office:value-type="float" office:value="0.0433677779" calcext:value-type="float">
            <text:p>0.0433677779</text:p>
          </table:table-cell>
          <table:table-cell office:value-type="float" office:value="0.0318077023" calcext:value-type="float">
            <text:p>0.0318077023</text:p>
          </table:table-cell>
          <table:table-cell/>
          <table:table-cell table:formula="of:=MAX([.A51:.E51])" office:value-type="float" office:value="0.3261947221" calcext:value-type="float">
            <text:p>0.3261947221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1947463" calcext:value-type="float">
            <text:p>0.326194746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47" calcext:value-type="float">
            <text:p>0.0447</text:p>
          </table:table-cell>
          <table:table-cell/>
          <table:table-cell table:formula="of:=MAX([.A52:.E52])" office:value-type="float" office:value="0.3261947463" calcext:value-type="float">
            <text:p>0.3261947463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8037414155286" calcext:value-type="float">
            <text:p>1.68037414155286E-06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000135" calcext:value-type="float">
            <text:p>0.00000135</text:p>
          </table:table-cell>
          <table:table-cell/>
          <table:table-cell table:formula="of:=MAX([.A53:.E53])" office:value-type="float" office:value="0.0000114" calcext:value-type="float">
            <text:p>0.0000114</text:p>
          </table:table-cell>
          <table:table-cell table:formula="of:=MATCH([.F53];[.A53:.E5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168037413823963" calcext:value-type="float">
            <text:p>1.68037413823963E-06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00259" calcext:value-type="float">
            <text:p>0.000000259</text:p>
          </table:table-cell>
          <table:table-cell office:value-type="float" office:value="0.00000127" calcext:value-type="float">
            <text:p>0.00000127</text:p>
          </table:table-cell>
          <table:table-cell/>
          <table:table-cell table:formula="of:=MAX([.A54:.E54])" office:value-type="float" office:value="0.00000168037413823963" calcext:value-type="float">
            <text:p>1.68037413823963E-06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233" calcext:value-type="float">
            <text:p>0.000003233</text:p>
          </table:table-cell>
          <table:table-cell office:value-type="float" office:value="0.000026579637729522" calcext:value-type="float">
            <text:p>2.6579637729522E-05</text:p>
          </table:table-cell>
          <table:table-cell office:value-type="float" office:value="0.000029736063151651" calcext:value-type="float">
            <text:p>2.9736063151651E-05</text:p>
          </table:table-cell>
          <table:table-cell office:value-type="float" office:value="0.00000849592697022725" calcext:value-type="float">
            <text:p>8.49592697022725E-06</text:p>
          </table:table-cell>
          <table:table-cell/>
          <table:table-cell table:formula="of:=MAX([.A55:.E55])" office:value-type="float" office:value="0.000029736063151651" calcext:value-type="float">
            <text:p>2.9736063151651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33164473" calcext:value-type="float">
            <text:p>0.0733164473</text:p>
          </table:table-cell>
          <table:table-cell office:value-type="float" office:value="0.0724966476" calcext:value-type="float">
            <text:p>0.0724966476</text:p>
          </table:table-cell>
          <table:table-cell/>
          <table:table-cell table:formula="of:=MAX([.A56:.E56])" office:value-type="float" office:value="0.0733164473" calcext:value-type="float">
            <text:p>0.0733164473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33164473" calcext:value-type="float">
            <text:p>0.0733164473</text:p>
          </table:table-cell>
          <table:table-cell office:value-type="float" office:value="0.0724966476" calcext:value-type="float">
            <text:p>0.0724966476</text:p>
          </table:table-cell>
          <table:table-cell/>
          <table:table-cell table:formula="of:=MAX([.A57:.E57])" office:value-type="float" office:value="0.0733164473" calcext:value-type="float">
            <text:p>0.0733164473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7:10:05.84842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8-01T17:19:49.725948416</dc:date>
    <meta:editing-duration>PT37M35S</meta:editing-duration>
    <meta:editing-cycles>14</meta:editing-cycles>
    <meta:generator>LibreOffice/5.1.6.2$Linux_X86_64 LibreOffice_project/10m0$Build-2</meta:generator>
    <meta:document-statistic meta:table-count="2" meta:cell-count="694" meta:object-count="0"/>
  </office:meta>
</office:document-meta>
</file>